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0885b3" officeooo:paragraph-rsid="000885b3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0885b3"/>
    </style:style>
    <style:style style:name="P6" style:family="paragraph" style:parent-style-name="Heading_20_3">
      <style:paragraph-properties fo:margin-left="0cm" fo:margin-right="0cm" fo:text-indent="0cm" style:auto-text-indent="false"/>
      <style:text-properties officeooo:rsid="000ad07d" officeooo:paragraph-rsid="000ad07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ad07d" officeooo:paragraph-rsid="000ad07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ad07d" officeooo:paragraph-rsid="000c8622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0ad07d" officeooo:paragraph-rsid="000e8605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0ad07d" officeooo:paragraph-rsid="000e98a3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0ad07d" officeooo:paragraph-rsid="001a9fae"/>
    </style:style>
    <style:style style:name="P12" style:family="paragraph" style:parent-style-name="Heading_20_3">
      <style:paragraph-properties fo:margin-left="0cm" fo:margin-right="0cm" fo:text-indent="0cm" style:auto-text-indent="false"/>
      <style:text-properties officeooo:rsid="000e8605" officeooo:paragraph-rsid="000e8605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0e8605" officeooo:paragraph-rsid="000e8605"/>
    </style:style>
    <style:style style:name="P14" style:family="paragraph" style:parent-style-name="Heading_20_3">
      <style:paragraph-properties fo:margin-left="0cm" fo:margin-right="0cm" fo:text-indent="0cm" style:auto-text-indent="false"/>
      <style:text-properties officeooo:rsid="000e98a3" officeooo:paragraph-rsid="000e98a3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0e98a3" officeooo:paragraph-rsid="000e98a3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0e98a3" officeooo:paragraph-rsid="00200084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0e98a3" officeooo:paragraph-rsid="000e98a3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104a5a" officeooo:paragraph-rsid="00104a5a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104a5a" officeooo:paragraph-rsid="001213cb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104a5a" officeooo:paragraph-rsid="0021d86c"/>
    </style:style>
    <style:style style:name="P21" style:family="paragraph" style:parent-style-name="Heading_20_3">
      <style:paragraph-properties fo:margin-left="0cm" fo:margin-right="0cm" fo:text-indent="0cm" style:auto-text-indent="false"/>
      <style:text-properties fo:color="#000000" loext:opacity="100%" officeooo:rsid="000e9ced" officeooo:paragraph-rsid="000e9ce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18dd52" officeooo:paragraph-rsid="0018dd52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18dd52" officeooo:paragraph-rsid="0021d86c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1a0013" officeooo:paragraph-rsid="001a0013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1a9fae" officeooo:paragraph-rsid="001a9fa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265a4d" officeooo:paragraph-rsid="00265a4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265a4d" officeooo:paragraph-rsid="00265a4d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bold" officeooo:rsid="00265a4d" officeooo:paragraph-rsid="00265a4d" style:font-weight-asian="bold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bold" officeooo:rsid="001a9fae" officeooo:paragraph-rsid="001a9fae" style:font-weight-asian="bold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bold" officeooo:rsid="001a0013" officeooo:paragraph-rsid="001a0013" style:font-weight-asian="bold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bold" officeooo:rsid="0018dd52" officeooo:paragraph-rsid="0018dd52" style:font-weight-asian="bold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bold" officeooo:rsid="0021d86c" officeooo:paragraph-rsid="0021d86c" style:font-weight-asian="bold" style:font-weight-complex="bold"/>
    </style:style>
    <style:style style:name="P33" style:family="paragraph" style:parent-style-name="Preformatted_20_Text">
      <style:paragraph-properties fo:margin-top="0cm" fo:margin-bottom="0.499cm" style:contextual-spacing="false" fo:padding="0cm" fo:border="none"/>
    </style:style>
    <style:style style:name="P34" style:family="paragraph" style:parent-style-name="Preformatted_20_Text">
      <style:paragraph-properties fo:padding="0cm" fo:border="none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01a001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0ad07d"/>
    </style:style>
    <style:style style:name="P37" style:family="paragraph" style:parent-style-name="Heading_20_3">
      <style:paragraph-properties fo:margin-left="0cm" fo:margin-right="0cm" fo:text-indent="0cm" style:auto-text-indent="false"/>
      <style:text-properties officeooo:rsid="001fe80e" officeooo:paragraph-rsid="001fe80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1fe80e" officeooo:paragraph-rsid="001fe80e"/>
    </style:style>
    <style:style style:name="P39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officeooo:rsid="001fe80e" officeooo:paragraph-rsid="001fe80e" style:font-size-asian="12pt" style:font-size-complex="12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1e0201" officeooo:paragraph-rsid="001e0201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1fe80e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color="#0000ff" loext:opacity="100%" officeooo:rsid="001e0201" officeooo:paragraph-rsid="001e0201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color="#0000ff" loext:opacity="100%" officeooo:rsid="0014d023" officeooo:paragraph-rsid="0021d86c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color="#0000ff" loext:opacity="100%" officeooo:rsid="00265a4d" officeooo:paragraph-rsid="00265a4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00084" officeooo:paragraph-rsid="00200084"/>
    </style:style>
    <style:style style:name="P46" style:family="paragraph" style:parent-style-name="Text_20_body" style:list-style-name="L1">
      <style:paragraph-properties fo:margin-left="0cm" fo:margin-right="0cm" fo:margin-top="0cm" fo:margin-bottom="0cm" style:contextual-spacing="false" fo:line-height="160%" fo:text-indent="0cm" style:auto-text-indent="false" fo:padding="0cm" fo:border="none"/>
      <style:text-properties officeooo:paragraph-rsid="001fe80e"/>
    </style:style>
    <style:style style:name="T1" style:family="text">
      <style:text-properties officeooo:rsid="000885b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officeooo:rsid="000c8622"/>
    </style:style>
    <style:style style:name="T6" style:family="text">
      <style:text-properties fo:color="#0000ff" loext:opacity="100%" officeooo:rsid="000e98a3"/>
    </style:style>
    <style:style style:name="T7" style:family="text">
      <style:text-properties fo:color="#0000ff" loext:opacity="100%" officeooo:rsid="001213cb"/>
    </style:style>
    <style:style style:name="T8" style:family="text">
      <style:text-properties fo:color="#0000ff" loext:opacity="100%" officeooo:rsid="00139f34"/>
    </style:style>
    <style:style style:name="T9" style:family="text">
      <style:text-properties fo:color="#0000ff" loext:opacity="100%" officeooo:rsid="0014d023"/>
    </style:style>
    <style:style style:name="T10" style:family="text">
      <style:text-properties fo:color="#0000ff" loext:opacity="100%" style:font-name="Liberation Serif" fo:font-size="12pt" officeooo:rsid="001a0013" style:font-size-asian="12pt" style:font-size-complex="12pt"/>
    </style:style>
    <style:style style:name="T11" style:family="text">
      <style:text-properties fo:color="#0000ff" loext:opacity="100%" style:font-name="Liberation Serif" fo:font-size="12pt" officeooo:rsid="0018dd52" style:font-size-asian="12pt" style:font-size-complex="12pt"/>
    </style:style>
    <style:style style:name="T12" style:family="text">
      <style:text-properties fo:color="#0000ff" loext:opacity="100%" style:font-name="Liberation Serif" fo:font-size="12pt" officeooo:rsid="001fe80e" style:font-size-asian="12pt" style:font-size-complex="12pt" loext:padding="0cm" loext:border="none"/>
    </style:style>
    <style:style style:name="T13" style:family="text">
      <style:text-properties fo:color="#0000ff" loext:opacity="100%" officeooo:rsid="001fe80e"/>
    </style:style>
    <style:style style:name="T14" style:family="text">
      <style:text-properties fo:color="#0000ff" loext:opacity="100%" officeooo:rsid="0021d86c"/>
    </style:style>
    <style:style style:name="T15" style:family="text">
      <style:text-properties officeooo:rsid="000c8622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officeooo:rsid="000c8622"/>
    </style:style>
    <style:style style:name="T18" style:family="text">
      <style:text-properties fo:color="#000000" loext:opacity="100%" officeooo:rsid="000e98a3"/>
    </style:style>
    <style:style style:name="T19" style:family="text">
      <style:text-properties fo:color="#000000" loext:opacity="100%" style:font-name="Liberation Serif" fo:font-size="12pt" officeooo:rsid="0018dd52" style:font-size-asian="12pt" style:font-size-complex="12pt"/>
    </style:style>
    <style:style style:name="T20" style:family="text">
      <style:text-properties fo:color="#000000" loext:opacity="100%" officeooo:rsid="001fe80e"/>
    </style:style>
    <style:style style:name="T21" style:family="text">
      <style:text-properties officeooo:rsid="000e8605"/>
    </style:style>
    <style:style style:name="T22" style:family="text">
      <style:text-properties officeooo:rsid="001213cb"/>
    </style:style>
    <style:style style:name="T23" style:family="text">
      <style:text-properties officeooo:rsid="00139f34"/>
    </style:style>
    <style:style style:name="T24" style:family="text">
      <style:text-properties officeooo:rsid="0014d023"/>
    </style:style>
    <style:style style:name="T25" style:family="text">
      <style:text-properties officeooo:rsid="001a9fae"/>
    </style:style>
    <style:style style:name="T26" style:family="text">
      <style:text-properties officeooo:rsid="001a9fae" fo:background-color="#ffff00" loext:char-shading-value="0"/>
    </style:style>
    <style:style style:name="T27" style:family="text">
      <style:text-properties officeooo:rsid="000ad07d"/>
    </style:style>
    <style:style style:name="T28" style:family="text">
      <style:text-properties officeooo:rsid="001ddbe2"/>
    </style:style>
    <style:style style:name="T29" style:family="text">
      <style:text-properties officeooo:rsid="001fe80e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1fe80e" style:font-size-asian="12pt" style:font-size-complex="12pt"/>
    </style:style>
    <style:style style:name="T32" style:family="text">
      <style:text-properties style:font-name="Liberation Serif" fo:font-size="12pt" officeooo:rsid="001fe80e" style:font-size-asian="12pt" style:font-size-complex="12pt" loext:padding="0cm" loext:border="none"/>
    </style:style>
    <style:style style:name="T33" style:family="text">
      <style:text-properties style:font-name="Liberation Serif" fo:font-size="12pt" style:font-size-asian="12pt" style:font-size-complex="12pt" loext:padding="0cm" loext:border="none"/>
    </style:style>
    <style:style style:name="T34" style:family="text">
      <style:text-properties style:font-name="Liberation Serif" fo:font-size="12pt" fo:background-color="#ffff00" loext:char-shading-value="0" style:font-size-asian="12pt" style:font-size-complex="12pt"/>
    </style:style>
    <style:style style:name="T35" style:family="text">
      <style:text-properties style:font-name="Liberation Serif" fo:font-size="12pt" fo:background-color="#ffff00" loext:char-shading-value="0" style:font-size-asian="12pt" style:font-size-complex="12pt" loext:padding="0cm" loext:border="none"/>
    </style:style>
    <style:style style:name="T36" style:family="text">
      <style:text-properties officeooo:rsid="00200084"/>
    </style:style>
    <style:style style:name="T37" style:family="text">
      <style:text-properties officeooo:rsid="0021d86c"/>
    </style:style>
    <style:style style:name="T38" style:family="text">
      <style:text-properties officeooo:rsid="0028bf6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Key takeaways</text:h>
      <text:p text:style-name="P1">A schema displays database tables, their relationships, and field data types.</text:p>
      <text:p text:style-name="P1"/>
      <text:p text:style-name="P4"><text:span text:style-name="T2">SQL types </text:span>:</text:p>
      <text:p text:style-name="P5">- VARCHAR → <text:span text:style-name="T1">Strings</text:span></text:p>
      <text:p text:style-name="P5">- INT → <text:span text:style-name="T1">integers</text:span></text:p>
      <text:p text:style-name="P5">- NUMERIC → floats</text:p>
      <text:p text:style-name="P5"/>
      <text:p text:style-name="P1">Databases are stored on a server, a specialized, powerful computer for data access services.</text:p>
      <text:p text:style-name="P1"/>
      <text:p text:style-name="P45"><text:span text:style-name="T3">ORDER</text:span> : SELECT – FROM – WHERE - GROUP BY – HAVING - ORDER - LIMIT</text:p>
      <text:p text:style-name="P1"/>
      <text:p text:style-name="P7">------------------------------------------------------------------------------------------------------------------------</text:p>
      <text:h text:style-name="P6" text:outline-level="3">Coment :</text:h>
      <text:p text:style-name="P7">/** <text:s/>TEXT <text:s/>**/</text:p>
      <text:h text:style-name="P6" text:outline-level="3">Create a database :</text:h>
      <text:p text:style-name="P7">CREATE TABLE <text:span text:style-name="T4">table’s name</text:span> (id INTEGER PRIMARY KEY,<text:span text:style-name="T4">col 1 name </text:span>TEXT, <text:span text:style-name="T4">col 2 name</text:span> INTEGER,… ) ;</text:p>
      <text:p text:style-name="P9">CREATE TABLE <text:span text:style-name="T4">table’s name</text:span> (id INTEGER PRIMARY KEY <text:span text:style-name="T21">AUTOINCREMENT</text:span>, <text:span text:style-name="T4">col 1 name </text:span>TEXT, <text:span text:style-name="T4">col 2 name</text:span> INTEGER,… ) ;<text:tab/>« <text:span text:style-name="T21">crée les ID automatiqument »</text:span></text:p>
      <text:p text:style-name="P7"/>
      <text:p text:style-name="P36"><text:span text:style-name="T27"><text:tab/></text:span><text:span text:style-name="T26">Constraints </text:span><text:span text:style-name="T25">(to columns) </text:span>They can be used to tell the database to reject inserted data that does not adhere to a certain restriction. </text:p>
      <text:p text:style-name="P11"><text:tab/><text:tab/><text:span text:style-name="T25">id <text:s/>INTEGER </text:span><text:span text:style-name="T26">PRIMARY KEY</text:span></text:p>
      <text:p text:style-name="P7"><text:tab/><text:tab/><text:span text:style-name="T25">name TEXT </text:span><text:span text:style-name="T26">UNIQUE</text:span><text:span text:style-name="T25"> </text:span></text:p>
      <text:p text:style-name="P11"><text:tab/><text:tab/><text:span text:style-name="T25">date <text:s/>TEXT </text:span><text:span text:style-name="T26">NOT NULL</text:span></text:p>
      <text:p text:style-name="P7"><text:tab/><text:tab/><text:span text:style-name="T25">year TEXT </text:span><text:span text:style-name="T26">DEFAULT ‘Value’</text:span></text:p>
      <text:p text:style-name="P7"/>
      <text:h text:style-name="P6" text:outline-level="3">Ajouter des données (lignes) :</text:h>
      <text:p text:style-name="P7">INSERT INTO <text:span text:style-name="T4">table’s name</text:span> VA UES (1, "Bananas", 4) ;</text:p>
      <text:h text:style-name="P6" text:outline-level="3"><text:soft-page-break/>Make a query :</text:h>
      <text:p text:style-name="P8">SELECT * FROM <text:span text:style-name="T4">table’s name </text:span>; <text:s/>« <text:span text:style-name="T15">afficher tout »</text:span></text:p>
      <text:p text:style-name="P8">SELECT <text:span text:style-name="T15"><text:s/></text:span><text:span text:style-name="T4">col name </text:span>FROM <text:span text:style-name="T4">table’s name </text:span>; <text:s text:c="3"/>« <text:span text:style-name="T15">afficher une colonne »</text:span></text:p>
      <text:p text:style-name="P8">SELECT <text:span text:style-name="T15"><text:s/></text:span><text:span text:style-name="T4">col name </text:span>FROM <text:span text:style-name="T4">table’s name </text:span><text:span text:style-name="T17">WHERE</text:span><text:span text:style-name="T5"> col name &gt; 5 </text:span><text:span text:style-name="T17">ORDER BY </text:span><text:span text:style-name="T4">col name</text:span>; </text:p>
      <text:p text:style-name="P8">SELECT <text:span text:style-name="T15"><text:s/>SUM(</text:span><text:span text:style-name="T4">col name</text:span><text:span text:style-name="T5">)</text:span><text:span text:style-name="T4"> </text:span>FROM <text:span text:style-name="T4">table’s name </text:span>; <text:s/>«<text:span text:style-name="T15">Calcul la somme de toute la colonne)</text:span></text:p>
      <text:p text:style-name="P8">SELECT <text:span text:style-name="T15"><text:s/></text:span><text:span text:style-name="T4">col name , </text:span><text:span text:style-name="T15">SUM(</text:span><text:span text:style-name="T4">col name</text:span><text:span text:style-name="T5">)</text:span><text:span text:style-name="T4"> </text:span>FROM <text:span text:style-name="T4">table’s name </text:span><text:span text:style-name="T17">GROUP BY</text:span><text:span text:style-name="T5"> </text:span><text:span text:style-name="T4">col name</text:span>; </text:p>
      <text:p text:style-name="P10"><text:span text:style-name="T15">SUM(</text:span><text:span text:style-name="T4">col name</text:span><text:span text:style-name="T5">) </text:span><text:span text:style-name="T18">AS</text:span><text:span text:style-name="T6"> new col name </text:span><text:span text:style-name="T18">«change le nom de la nouvelle colonne créée»</text:span></text:p>
      <text:p text:style-name="P7">------------------------------------------------------------------------------------------------------------------------</text:p>
      <text:h text:style-name="P39" text:outline-level="3">ORDER BY</text:h>
      <text:p text:style-name="P41"><text:span text:style-name="T31"><text:tab/></text:span><text:span text:style-name="Source_20_Text"><text:span text:style-name="T33">ORDER BY </text:span></text:span><text:span text:style-name="Source_20_Text"><text:span text:style-name="T12">col</text:span></text:span><text:span text:style-name="Source_20_Text"><text:span text:style-name="T32"> DESC -&gt;</text:span></text:span><text:span text:style-name="T30"> sort the results in </text:span><text:span text:style-name="Emphasis"><text:span text:style-name="T30">descending order</text:span></text:span></text:p>
      <text:list text:style-name="L1">
        <text:list-header>
          <text:p text:style-name="P46"><text:span text:style-name="Source_20_Text"><text:span text:style-name="T33">ORDER BY </text:span></text:span><text:span text:style-name="Source_20_Text"><text:span text:style-name="T12">col</text:span></text:span><text:span text:style-name="Source_20_Text"><text:span text:style-name="T32"> ASC -&gt;</text:span></text:span><text:span text:style-name="Source_20_Text"><text:span text:style-name="T33"> </text:span></text:span><text:span text:style-name="T30">to sort the results in </text:span><text:span text:style-name="Emphasis"><text:span text:style-name="T30">ascending </text:span></text:span><text:span text:style-name="T30">order</text:span></text:p>
        </text:list-header>
      </text:list>
      <text:p text:style-name="P2"><text:span text:style-name="T30"/></text:p>
      <text:p text:style-name="P3"><text:span text:style-name="T30">Note: </text:span><text:span text:style-name="Source_20_Text"><text:span text:style-name="T33">ORDER BY </text:span></text:span><text:span text:style-name="T34">always goes after </text:span><text:span text:style-name="Source_20_Text"><text:span text:style-name="T35">WHERE</text:span></text:span><text:span text:style-name="Source_20_Text"><text:span text:style-name="T33"> </text:span></text:span><text:span text:style-name="T30">(if </text:span><text:span text:style-name="Source_20_Text"><text:span text:style-name="T33">WHERE </text:span></text:span><text:span text:style-name="T30">is present).</text:span></text:p>
      <text:p text:style-name="P38"/>
      <text:h text:style-name="P37" text:outline-level="3">LIMIT</text:h>
      <text:h text:style-name="P6" text:outline-level="3"><text:tab/><text:span text:style-name="T29">LIMIT </text:span><text:span text:style-name="T13">X </text:span><text:span text:style-name="T29">; <text:s text:c="2"/>« Affiche </text:span><text:span text:style-name="T13">X </text:span><text:span text:style-name="T20">rows »</text:span></text:h>
      <text:h text:style-name="P6" text:outline-level="3"/>
      <text:h text:style-name="P6" text:outline-level="3"/>
      <text:h text:style-name="P6" text:outline-level="3">Exemple:</text:h>
      <text:p text:style-name="P7">CREATE TABLE <text:span text:style-name="T4">groceries</text:span> (id INTEGER PRIMARY KEY, <text:span text:style-name="T4">name</text:span> TEXT, quantity INTEGER ) ;<text:line-break/>INSERT INTO <text:span text:style-name="T4">groceries</text:span> VALUES (1, "Bananas", 4);<text:line-break/>INSERT INTO <text:span text:style-name="T4">groceries</text:span> VALUES (2, "Peanut Butter", 1);<text:line-break/>INSERT INTO <text:span text:style-name="T4">groceries</text:span> VALUES (3, "Dark chocolate bars", 2);</text:p>
      <text:p text:style-name="P7">SELECT * FROM <text:span text:style-name="T4">groceries</text:span>;<text:line-break/><text:line-break/><text:span text:style-name="T29">I</text:span><text:span text:style-name="T21">N</text:span></text:p>
      <text:p text:style-name="P13">SELECT * FROM <text:span text:style-name="T4">exercise_logs</text:span> WHERE <text:span text:style-name="T4">type</text:span> = <text:span text:style-name="T4">"biking"</text:span> OR type = <text:span text:style-name="T4">"hiking"</text:span> OR type = <text:span text:style-name="T4">"tree climbing"</text:span> OR type = <text:span text:style-name="T4">"rowing"</text:span>;<text:line-break/><text:line-break/>SELECT * FROM <text:span text:style-name="T4">exercise_logs</text:span> WHERE <text:span text:style-name="T4">type</text:span> IN (<text:span text:style-name="T4">"biking", "hiking", "tree climbing", "rowing"</text:span>);<text:line-break/>«same things: we select all the values that matches the «in()» of the «type column»</text:p>
      <text:h text:style-name="P12" text:outline-level="3">IN Dynamic</text:h>
      <text:p text:style-name="P13">SELECT * FROM <text:span text:style-name="T4">exercise_logs</text:span> WHERE <text:span text:style-name="T4">type</text:span> IN (SELECT <text:span text:style-name="T4">type</text:span> FROM <text:span text:style-name="T4">drs_favorites</text:span>);</text:p>
      <text:p text:style-name="P13"><text:soft-page-break/>«we select from another tabl<text:span text:style-name="T28">e</text:span>»</text:p>
      <text:p text:style-name="P13"/>
      <text:h text:style-name="P14" text:outline-level="3"/>
      <text:h text:style-name="P14" text:outline-level="3">LIKE</text:h>
      <text:p text:style-name="P15">«ressemble à, c-à-d faire une recherche sur des mots clé,…»</text:p>
      <text:p text:style-name="P40"><text:tab/>LIKE <text:span text:style-name="T4">‘VAL_ES’ « Affiche toutes les valeurs où _ <text:s/>est un caractère »</text:span></text:p>
      <text:p text:style-name="P40"><text:tab/>LIKE <text:span text:style-name="T4">‘A%’ « Affiche tout ce qui commence par ‘A’ »</text:span></text:p>
      <text:p text:style-name="P42"><text:tab/><text:tab/>%a Termine par ‘a’</text:p>
      <text:p text:style-name="P42"><text:tab/><text:tab/>‘%man%’ tous les valeurs contenant ‘man’</text:p>
      <text:p text:style-name="P15">WHERE <text:span text:style-name="T4">col name</text:span> LIKE "%<text:span text:style-name="T4">mot clé</text:span>%");</text:p>
      <text:p text:style-name="P15"/>
      <text:h text:style-name="P14" text:outline-level="3">HAVING «apply a condition to a group)</text:h>
      <text:p text:style-name="P15">SELECT <text:span text:style-name="T4">type</text:span>, SUM(<text:span text:style-name="T4">calories</text:span>) AS t<text:span text:style-name="T4">otal_calories</text:span> FROM <text:span text:style-name="T4">exercise_logs</text:span><text:line-break/> <text:s text:c="3"/>GROUP BY <text:span text:style-name="T4">type</text:span><text:line-break/> <text:s text:c="3"/>HAVING <text:span text:style-name="T4">total_calories</text:span> &gt; 150<text:line-break/> <text:s text:c="3"/>;</text:p>
      <text:p text:style-name="P16"><text:line-break/> <text:s/>... <text:s/>GROUP BY <text:span text:style-name="T4">type</text:span> HAVING COUNT(*) ≥ 2<text:line-break/><text:tab/>WHERE : <text:s/>we want to limit the results of a query based on values of the individual rows.</text:p>
      <text:p text:style-name="P16"><text:tab/> HAVING : <text:span text:style-name="T36">w</text:span>e want to limit the results of a query based on an aggregate property.</text:p>
      <text:p text:style-name="P15"/>
      <text:h text:style-name="P14" text:outline-level="3">CASE</text:h>
      <text:p text:style-name="P15">SELECT <text:span text:style-name="T4">type</text:span>, <text:span text:style-name="T4">heart_rate</text:span>,<text:line-break/> <text:s text:c="3"/>CASE <text:line-break/> <text:s text:c="7"/>WHEN <text:span text:style-name="T4">heart_rate</text:span> &gt; 220-30 THEN <text:span text:style-name="T4">"above max"</text:span><text:line-break/> <text:s text:c="7"/>WHEN <text:span text:style-name="T4">heart_rate</text:span> &gt; ROUND(0.90 * (220-30)) THEN <text:span text:style-name="T4">"above target"</text:span><text:line-break/> <text:s text:c="7"/>WHEN <text:span text:style-name="T4">heart_rate</text:span> &gt; ROUND(0.50 * (220-30)) THEN <text:span text:style-name="T4">"within target"</text:span><text:line-break/> <text:s text:c="7"/>ELSE <text:span text:style-name="T4">"below target"</text:span><text:line-break/> <text:s text:c="3"/>END as <text:span text:style-name="T4">"hr_zone"</text:span><text:line-break/>FROM <text:span text:style-name="T4">exercise_logs;</text:span></text:p>
      <text:p text:style-name="P15"><text:span text:style-name="T4"/></text:p>
      <text:p text:style-name="P15"><text:span text:style-name="T4"/></text:p>
      <text:p text:style-name="P17">CASE</text:p>
      <text:p text:style-name="P15"><text:span text:style-name="T16"><text:tab/>WHEN</text:span><text:span text:style-name="T4"> condition </text:span><text:span text:style-name="T16">THEN</text:span><text:span text:style-name="T4"> «Value of the condition»</text:span></text:p>
      <text:p text:style-name="P15"><text:soft-page-break/><text:span text:style-name="T4"><text:tab/></text:span><text:span text:style-name="T16">ELSE</text:span><text:span text:style-name="T4"> «Value of the condition»</text:span></text:p>
      <text:p text:style-name="P15"><text:span text:style-name="T16">END AS </text:span><text:span text:style-name="T4">«new colomn name»</text:span></text:p>
      <text:p text:style-name="P15"><text:span text:style-name="T4"/></text:p>
      <text:h text:style-name="P21" text:outline-level="3">JOIN</text:h>
      <text:p text:style-name="P18"><text:tab/>a- cross join <text:s/>«ajouter a table sous une autre»</text:p>
      <text:p text:style-name="P18"><text:tab/><text:tab/>SELECT * FROM t<text:span text:style-name="T4">able1, table2</text:span> ;</text:p>
      <text:p text:style-name="P18"/>
      <text:p text:style-name="P18"><text:tab/>b- implicit inner join «Matching Id»</text:p>
      <text:p text:style-name="P18"><text:tab/><text:tab/>SELECT * FROM t<text:span text:style-name="T4">able1, table2</text:span> </text:p>
      <text:p text:style-name="P18"><text:tab/><text:tab/><text:tab/>WHERE <text:span text:style-name="T4">table1.col_Id</text:span> = <text:span text:style-name="T4">table2.col_Id;</text:span></text:p>
      <text:p text:style-name="P18"><text:span text:style-name="T4"/></text:p>
      <text:p text:style-name="P18"><text:span text:style-name="T4"><text:tab/></text:span>c- explicit inner join: «Best practice»</text:p>
      <text:p text:style-name="P18"><text:span text:style-name="T4"><text:tab/><text:tab/></text:span>SELECT <text:span text:style-name="T7">table1.col1, table2.col5,…</text:span><text:span text:style-name="T22"> </text:span><text:s/>FROM t<text:span text:style-name="T4">able1</text:span></text:p>
      <text:p text:style-name="P18"><text:span text:style-name="T4"><text:tab/><text:tab/><text:tab/></text:span>JOIN <text:span text:style-name="T4">Table2</text:span></text:p>
      <text:p text:style-name="P19"><text:span text:style-name="T4"><text:tab/><text:tab/><text:tab/></text:span>ON<text:span text:style-name="T4"> table1.col_Id</text:span> = <text:span text:style-name="T4">table2.col_Id;</text:span></text:p>
      <text:p text:style-name="P19"><text:span text:style-name="T4"/></text:p>
      <text:p text:style-name="P19"><text:span text:style-name="T4"><text:tab/></text:span><text:span text:style-name="T22">d- Outer join </text:span><text:span text:style-name="T23">(left outer, right outer join, both outer join)</text:span></text:p>
      <text:p text:style-name="P19"><text:span text:style-name="T7"><text:tab/><text:tab/></text:span>SELECT <text:span text:style-name="T7">table1.col1, table2.col5,…</text:span><text:span text:style-name="T22"> </text:span><text:s/>FROM t<text:span text:style-name="T4">able1</text:span></text:p>
      <text:p text:style-name="P19"><text:span text:style-name="T4"><text:tab/><text:tab/><text:tab/></text:span><text:span text:style-name="T22">LEFT OUTER</text:span><text:span text:style-name="T7"> </text:span>JOIN <text:span text:style-name="T4">Table2</text:span></text:p>
      <text:p text:style-name="P19"><text:span text:style-name="T4"><text:tab/><text:tab/><text:tab/></text:span>ON<text:span text:style-name="T4"> table1.col_Id</text:span> = <text:span text:style-name="T4">table2.col_I ;</text:span><text:span text:style-name="T7"><text:tab/></text:span></text:p>
      <text:p text:style-name="P19"><text:span text:style-name="T4"><text:tab/></text:span><text:span text:style-name="T23">e- self join</text:span></text:p>
      <text:p text:style-name="P19"><text:span text:style-name="T8"><text:tab/><text:tab/></text:span><text:span text:style-name="T23">SELECT</text:span><text:span text:style-name="T8"> table.first_name, table.last_name, nickname.email </text:span><text:span text:style-name="T23">AS</text:span><text:span text:style-name="T8"> buddy_email<text:line-break/> <text:s text:c="3"/><text:tab/><text:tab/><text:tab/></text:span><text:span text:style-name="T23">FROM</text:span><text:span text:style-name="T8"> table<text:line-break/> <text:s text:c="3"/><text:tab/><text:tab/><text:tab/></text:span><text:span text:style-name="T23">JOIN</text:span><text:span text:style-name="T8"> table nickname<text:line-break/> <text:s text:c="3"/><text:tab/><text:tab/><text:tab/></text:span><text:span text:style-name="T23">ON</text:span><text:span text:style-name="T8"> table.buddy_id = nickname.id ;</text:span></text:p>
      <text:p text:style-name="P19"><text:tab/><text:span text:style-name="T24">f- multi joins</text:span></text:p>
      <text:p text:style-name="P20"><text:span text:style-name="T24"><text:tab/><text:tab/>SELECT</text:span><text:span text:style-name="T9"> a.fullname, b.fullname<text:line-break/> <text:s text:c="3"/><text:tab/><text:tab/><text:tab/></text:span><text:span text:style-name="T24">FROM</text:span><text:span text:style-name="T9"> friends <text:s/><text:tab/><text:tab/><text:tab/>«friends = table with both Id»<text:line-break/> <text:s text:c="3"/><text:line-break/> <text:s text:c="3"/><text:tab/><text:tab/><text:tab/></text:span><text:span text:style-name="T24">JOIN</text:span><text:span text:style-name="T9"> persons a<text:tab/><text:tab/><text:tab/>«person = table with the value to show»<text:line-break/> <text:s text:c="3"/><text:tab/><text:tab/><text:tab/></text:span><text:span text:style-name="T24">ON</text:span><text:span text:style-name="T9"> friends.person1_id = a.id<text:tab/><text:tab/>« Value to show = fullname»<text:line-break/> <text:s text:c="3"/><text:line-break/> <text:s text:c="3"/><text:tab/><text:tab/><text:tab/></text:span><text:span text:style-name="T24">JOIN</text:span><text:span text:style-name="T9"> persons b<text:line-break/> <text:s text:c="3"/><text:tab/><text:tab/><text:tab/></text:span><text:span text:style-name="T24">ON</text:span><text:span text:style-name="T9"> friends.person2_id = b.id ;<text:line-break/> <text:s text:c="2"/></text:span></text:p>
      <text:p text:style-name="P20"><text:soft-page-break/><text:span text:style-name="T9"/></text:p>
      <text:p text:style-name="P32">WITH</text:p>
      <text:p text:style-name="P23"><text:tab/>WITH <text:span text:style-name="T14">new_VAR_name</text:span> AS (SELECT <text:span text:style-name="T14">col</text:span> FROM <text:span text:style-name="T14">table</text:span>)</text:p>
      <text:p text:style-name="P23"><text:tab/><text:span text:style-name="T37">SELECT * FROM <text:s/></text:span><text:span text:style-name="T14">new_VAR_name</text:span></text:p>
      <text:p text:style-name="P20"><text:tab/>« <text:span text:style-name="T14">new_VAR_name » </text:span><text:span text:style-name="T37">devient une nouvelle « table » dans laquelle on peut faire une request</text:span></text:p>
      <text:p text:style-name="P43"><text:s/><text:tab/><text:tab/><text:tab/><text:line-break/> <text:s text:c="3"/></text:p>
      <text:p text:style-name="P19"><text:span text:style-name="T9"/></text:p>
      <text:p text:style-name="P19"><text:span text:style-name="T9"/></text:p>
      <text:p text:style-name="P31">MODIFY</text:p>
      <text:p text:style-name="P22"><text:tab/>UPDATE<text:span text:style-name="T4"> table </text:span>SET<text:span text:style-name="T4"> col <text:s/></text:span>=<text:span text:style-name="T4"> Values </text:span>WHERE id = 1 <text:span text:style-name="T4">;</text:span></text:p>
      <text:p text:style-name="P22"><text:span text:style-name="T4"><text:tab/></text:span>DELETE<text:span text:style-name="T4"> </text:span>FROM<text:span text:style-name="T4"> table </text:span>WHERE<text:span text:style-name="T4"> i</text:span>d =<text:span text:style-name="T4"> 1 ;</text:span></text:p>
      <text:p text:style-name="P22"/>
      <text:p text:style-name="P31">ADDING a column to an existing table</text:p>
      <text:p text:style-name="P22"><text:span text:style-name="T4"><text:tab/></text:span>ALTER TABLE<text:span text:style-name="T4"> table </text:span>ADD<text:span text:style-name="T4"> </text:span><text:span text:style-name="T25">(COLUMN) </text:span><text:span text:style-name="T4">col TEXT (or INTEGER) ; <text:s/></text:span></text:p>
      <text:p text:style-name="P22"><text:span text:style-name="T4"/></text:p>
      <text:p text:style-name="P31">DELETING a table</text:p>
      <text:p text:style-name="P22"><text:span text:style-name="T4"><text:tab/></text:span>DROP TABLE<text:span text:style-name="T4"> table<text:tab/></text:span></text:p>
      <text:p text:style-name="P22"><text:span text:style-name="T4"/></text:p>
      <text:p text:style-name="P30">WRAP SEVERAL COMMANDS:</text:p>
      <text:p text:style-name="P35"><text:span text:style-name="T10"><text:tab/></text:span><text:span text:style-name="Source_20_Text"><text:span text:style-name="T19">BEGIN TRANSACTION;</text:span></text:span></text:p>
      <text:p text:style-name="P34"><text:span text:style-name="Source_20_Text"><text:span text:style-name="T19"><text:tab/><text:tab/>UPDATE </text:span></text:span><text:span text:style-name="Source_20_Text"><text:span text:style-name="T11">people</text:span></text:span><text:span text:style-name="Source_20_Text"><text:span text:style-name="T19"> SET </text:span></text:span><text:span text:style-name="Source_20_Text"><text:span text:style-name="T11">husband = "Winston"</text:span></text:span><text:span text:style-name="Source_20_Text"><text:span text:style-name="T19"> WHERE user_id = 1;</text:span></text:span></text:p>
      <text:p text:style-name="P34"><text:span text:style-name="Source_20_Text"><text:span text:style-name="T19"><text:tab/><text:tab/>UPDATE </text:span></text:span><text:span text:style-name="Source_20_Text"><text:span text:style-name="T11">people</text:span></text:span><text:span text:style-name="Source_20_Text"><text:span text:style-name="T19"> SET </text:span></text:span><text:span text:style-name="Source_20_Text"><text:span text:style-name="T11">wife = "Winnefer"</text:span></text:span><text:span text:style-name="Source_20_Text"><text:span text:style-name="T19"> WHERE user_id = 2;</text:span></text:span></text:p>
      <text:p text:style-name="P33"><text:span text:style-name="Source_20_Text"><text:span text:style-name="T19"><text:tab/>COMMIT;</text:span></text:span></text:p>
      <text:p text:style-name="P30">GIVING ACCESS</text:p>
      <text:p text:style-name="P24"><text:span text:style-name="T4"><text:tab/></text:span>GRANT FULL ON TABLE<text:span text:style-name="T4"> users </text:span>TO<text:span text:style-name="T4"> super_admin;</text:span></text:p>
      <text:p text:style-name="P24"><text:span text:style-name="T4"><text:tab/></text:span>GRANT SELECT ON TABLE<text:span text:style-name="T4"> users </text:span>TO<text:span text:style-name="T4"> analyzing_user;</text:span></text:p>
      <text:p text:style-name="P24"><text:span text:style-name="T4"/></text:p>
      <text:p text:style-name="P29">CONDITIONS</text:p>
      <text:p text:style-name="P25"><text:tab/>IS NULL</text:p>
      <text:p text:style-name="P25"><text:tab/><text:span text:style-name="T38">different : &lt;&gt; or !=</text:span></text:p>
      <text:p text:style-name="P25"/>
      <text:p text:style-name="P25"/>
      <text:p text:style-name="P28"><text:soft-page-break/>LAG and LEAD</text:p>
      <text:p text:style-name="P27">LAG : Showing previous values in new column. X décallage différent de 1</text:p>
      <text:p text:style-name="P26"><text:tab/>SELECT <text:span text:style-name="T4">col1, col2 </text:span>LAG(<text:span text:style-name="T4">Col</text:span>) OVER (ORDER BY <text:span text:style-name="T4">col1, col2</text:span>) AS <text:span text:style-name="T4">name_new_col</text:span><text:tab/></text:p>
      <text:p text:style-name="P27"><text:tab/>SELECT <text:span text:style-name="T4">col1, col2 </text:span>LAG(<text:span text:style-name="T4">Col, X</text:span>) OVER (ORDER BY <text:span text:style-name="T4">col1, col2</text:span>) AS <text:span text:style-name="T4">name_new_col</text:span></text:p>
      <text:p text:style-name="P27">LEAD : Showing next values in new column, X décallage différent de 1</text:p>
      <text:p text:style-name="P26"><text:tab/>SELECT <text:span text:style-name="T4">col1, col2 </text:span>LEAD(<text:span text:style-name="T4">Col</text:span>) OVER (ORDER BY <text:span text:style-name="T4">col1, col2</text:span>) AS <text:span text:style-name="T4">name_new_col</text:span></text:p>
      <text:p text:style-name="P26"><text:span text:style-name="T4"><text:tab/></text:span>SELECT <text:span text:style-name="T4">col1, col2 </text:span>LEAD(<text:span text:style-name="T4">Col, X</text:span>) OVER (ORDER BY <text:span text:style-name="T4">col1, col2</text:span>) AS <text:span text:style-name="T4">name_new_col</text:span></text:p>
      <text:p text:style-name="P26"><text:tab/></text:p>
      <text:p text:style-name="P44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7:26:04.563000000</meta:creation-date>
    <meta:generator>LibreOffice/7.6.4.1$Windows_X86_64 LibreOffice_project/e19e193f88cd6c0525a17fb7a176ed8e6a3e2aa1</meta:generator>
    <dc:date>2024-03-20T17:34:31.839000000</dc:date>
    <meta:editing-duration>PT17H36M30S</meta:editing-duration>
    <meta:editing-cycles>25</meta:editing-cycles>
    <meta:document-statistic meta:table-count="0" meta:image-count="0" meta:object-count="0" meta:page-count="6" meta:paragraph-count="109" meta:word-count="900" meta:character-count="5608" meta:non-whitespace-character-count="4557"/>
  </office:meta>
</office:document-meta>
</file>